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058cc" officeooo:paragraph-rsid="001058cc"/>
    </style:style>
    <style:style style:name="T1" style:family="text">
      <style:text-properties style:font-name="sans-serif" fo:font-size="9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TEMA 4 Actividades y Ejercicios</text:p>
      <text:p text:style-name="P1"/>
      <text:p text:style-name="P1"><text:span text:style-name="T1">¿Cómo se define una función?</text:span></text:p>
      <text:p text:style-name="P1"><text:span text:style-name="T1"/></text:p>
      <text:p text:style-name="P1"><text:span text:style-name="T1">Es un trozo de codigo reutilizable que podemos llamar muchas veces para usarlo.</text:span></text:p>
      <text:p text:style-name="P1"><text:line-break/><text:span text:style-name="T1">Indicar las diferencias entre funciones y procedimientos.</text:span></text:p>
      <text:p text:style-name="P1"><text:span text:style-name="T1"/></text:p>
      <text:p text:style-name="P1"><text:span text:style-name="T1">Las funciones siempre devuelven un valor,los procedimientos nunca devuelven un valor</text:span></text:p>
      <text:p text:style-name="P1"><text:line-break/><text:span text:style-name="T1">Definir una función en Java, C o Pseudocódigo que eleve un número a otro y lo</text:span><text:line-break/><text:span text:style-name="T1">devuelva.</text:span></text:p>
      <text:p text:style-name="P1"><text:line-break/><text:span text:style-name="T1">¿Java posee funciones? ¿Cómo simular las funciones en Java?</text:span><text:line-break/><text:span text:style-name="T1">Indicar las diferencias entre un programa en Java y el ejemplo del número primo.</text:span><text:line-break/><text:span text:style-name="T1">¿Qué son los parámetros formales? ¿Y los reales?</text:span><text:line-break/><text:span text:style-name="T1">En el siguiente código indicar los parámetros formales con su tipo, los reales y si la</text:span><text:line-break/><text:span text:style-name="T1">llamada es correcta o no.</text:span><text:line-break/><text:span text:style-name="T1">¿Qué consecuencias tiene pasar parámetros por valor? ¿Y por referencia?</text:span><text:line-break/><text:span text:style-name="T1">Explicar cómo se pasan parámetros por referencia en C.</text:span><text:line-break/><text:span text:style-name="T1">¿Qué es un puntero? ¿Y una referencia?</text:span><text:line-break/><text:span text:style-name="T1">Explicar cómo se pasa parámetros en C++.</text:span><text:line-break/><text:span text:style-name="T1">En el siguiente código, escrito en el lenguaje C++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7:51:36.776000000</meta:creation-date>
    <dc:date>2023-01-10T17:58:28.612000000</dc:date>
    <meta:editing-duration>PT6M52S</meta:editing-duration>
    <meta:editing-cycles>1</meta:editing-cycles>
    <meta:document-statistic meta:table-count="0" meta:image-count="0" meta:object-count="0" meta:page-count="1" meta:paragraph-count="7" meta:word-count="153" meta:character-count="943" meta:non-whitespace-character-count="793"/>
    <meta:generator>LibreOffice/7.4.3.2$Windows_X86_64 LibreOffice_project/1048a8393ae2eeec98dff31b5c133c5f1d08b890</meta:generator>
  </office:meta>
</office:document-meta>
</file>